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8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8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8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justify"/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style:font-name="Liberation Sans2" fo:font-size="12pt" style:font-size-asian="12pt" style:font-size-complex="12pt"/>
    </style:style>
    <style:style style:name="P13" style:family="paragraph">
      <loext:graphic-properties draw:fill="none" draw:fill-color="#ffffff"/>
      <style:text-properties style:font-name="Liberation Sans2" fo:font-size="12pt" style:font-size-asian="12pt" style:font-size-complex="12pt"/>
    </style:style>
    <style:style style:name="T1" style:family="text"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2" fo:font-size="12pt" style:font-size-asian="12pt" style:font-size-complex="1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9.5cm" svg:height="1.3cm" svg:x="3.399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9.659cm" svg:height="0.962cm" svg:x="3.34cm" svg:y="1.138cm">
            <draw:text-box>
              <text:p>/[Предприятие]Компьютер и Ко</text:p>
            </draw:text-box>
          </draw:frame>
        </draw:g>
        <draw:g>
          <draw:custom-shape draw:style-name="gr3" draw:text-style-name="P1" draw:layer="layout" svg:width="8.8cm" svg:height="2cm" svg:x="3.769cm" svg:y="5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8.571cm" svg:height="1.673cm" svg:x="3.769cm" svg:y="5.327cm">
            <draw:text-box>
              <text:p>/[Предприятие]Консультант</text:p>
              <text:p>/[Отдел]Склад/</text:p>
            </draw:text-box>
          </draw:frame>
        </draw:g>
        <draw:g>
          <draw:custom-shape draw:style-name="gr5" draw:text-style-name="P1" draw:layer="layout" svg:width="8.5cm" svg:height="1.5cm" svg:x="4.069cm" svg:y="15.52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8.571cm" svg:height="1.673cm" svg:x="3.969cm" svg:y="15.427cm">
            <draw:text-box>
              <text:p>/[Предприятие]Консультант</text:p>
              <text:p>/[Отдел]Договорной/</text:p>
            </draw:text-box>
          </draw:frame>
        </draw:g>
        <draw:g>
          <draw:custom-shape draw:style-name="gr6" draw:text-style-name="P1" draw:layer="layout" svg:width="8.7cm" svg:height="1.6cm" svg:x="3.869cm" svg:y="9.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8.571cm" svg:height="1.673cm" svg:x="3.869cm" svg:y="9.8cm">
            <draw:text-box>
              <text:p>/[Предприятие]Консультант</text:p>
              <text:p>/[Отдел]Технический/</text:p>
            </draw:text-box>
          </draw:frame>
        </draw:g>
        <draw:line draw:style-name="gr7" draw:text-style-name="P3" draw:layer="layout" svg:x1="4.893cm" svg:y1="2.3cm" svg:x2="4.893cm" svg:y2="5cm">
          <text:p/>
        </draw:line>
        <draw:frame draw:style-name="gr4" draw:text-style-name="P5" draw:layer="layout" svg:width="2.712cm" svg:height="0.725cm" svg:x="3.4cm" svg:y="3cm">
          <draw:text-box>
            <text:p text:style-name="P4"><text:span text:style-name="T1">Кладов</text:span><text:span text:style-name="T2">щик</text:span></text:p>
          </draw:text-box>
        </draw:frame>
        <draw:frame draw:style-name="gr2" draw:text-style-name="P5" draw:layer="layout" svg:width="3.812cm" svg:height="0.962cm" svg:x="3.088cm" svg:y="7.838cm">
          <draw:text-box>
            <text:p text:style-name="P4"><text:span text:style-name="T2">Кладовщик</text:span></text:p>
          </draw:text-box>
        </draw:frame>
        <draw:frame draw:style-name="gr8" draw:text-style-name="P7" draw:layer="layout" svg:width="2.5cm" svg:height="0.9cm" svg:x="10cm" svg:y="13.259cm">
          <draw:text-box>
            <text:p text:style-name="P6"><text:span text:style-name="T2">Юрист</text:span></text:p>
          </draw:text-box>
        </draw:frame>
        <draw:frame draw:style-name="gr4" draw:text-style-name="P9" draw:layer="layout" svg:width="4.765cm" svg:height="0.725cm" svg:x="2.635cm" svg:y="13.075cm">
          <draw:text-box>
            <text:p text:style-name="P8"><text:span text:style-name="T3">Инженер по ремонту</text:span></text:p>
          </draw:text-box>
        </draw:frame>
        <draw:line draw:style-name="gr7" draw:text-style-name="P3" draw:layer="layout" svg:x1="4.893cm" svg:y1="7.1cm" svg:x2="4.893cm" svg:y2="9.8cm">
          <text:p/>
        </draw:line>
        <draw:line draw:style-name="gr7" draw:text-style-name="P3" draw:layer="layout" svg:x1="4.893cm" svg:y1="11.5cm" svg:x2="4.893cm" svg:y2="15.6cm">
          <text:p/>
        </draw:line>
        <draw:line draw:style-name="gr7" draw:text-style-name="P3" draw:layer="layout" svg:x1="11.234cm" svg:y1="15.5cm" svg:x2="11.266cm" svg:y2="11.359cm">
          <text:p/>
        </draw:line>
        <draw:line draw:style-name="gr7" draw:text-style-name="P3" draw:layer="layout" svg:x1="11.169cm" svg:y1="5cm" svg:x2="11.169cm" svg:y2="2.3cm">
          <text:p/>
        </draw:line>
        <draw:frame draw:style-name="gr4" draw:text-style-name="P5" draw:layer="layout" svg:width="2.712cm" svg:height="0.725cm" svg:x="9.888cm" svg:y="3.1cm">
          <draw:text-box>
            <text:p text:style-name="P4"><text:span text:style-name="T2">Кладовщик</text:span></text:p>
          </draw:text-box>
        </draw:frame>
        <draw:g>
          <draw:frame draw:style-name="gr9" draw:text-style-name="P1" draw:layer="layout" svg:width="0.845cm" svg:height="0.845cm" svg:x="12.769cm" svg:y="5.504cm">
            <draw:image xlink:href="Pictures/10000201000000180000001814F7592D171D5357.png" xlink:type="simple" xlink:show="embed" xlink:actuate="onLoad">
              <text:p/>
            </draw:image>
          </draw:frame>
          <draw:frame draw:style-name="gr4" draw:text-style-name="P11" draw:layer="layout" svg:width="5.595cm" svg:height="1.199cm" svg:x="13.652cm" svg:y="5.327cm">
            <draw:text-box>
              <text:p text:style-name="P10"><text:span text:style-name="T4">Проверка комплектации</text:span></text:p>
              <text:p text:style-name="P10"><text:span text:style-name="T5">(Кладовщик)</text:span></text:p>
            </draw:text-box>
          </draw:frame>
        </draw:g>
        <draw:g>
          <draw:frame draw:style-name="gr4" draw:text-style-name="P13" draw:layer="layout" svg:width="5.168cm" svg:height="1.199cm" svg:x="13.754cm" svg:y="9.538cm">
            <draw:text-box>
              <text:p text:style-name="P12"><text:span text:style-name="T6">Ввод в эксплуатацию</text:span><text:span text:style-name="T7"> </text:span></text:p>
              <text:p text:style-name="P12"><text:span text:style-name="T7">(</text:span><text:span text:style-name="T8">Инженер по ремонту</text:span><text:span text:style-name="T7">)</text:span></text:p>
            </draw:text-box>
          </draw:frame>
          <draw:frame draw:style-name="gr9" draw:text-style-name="P1" draw:layer="layout" svg:width="0.845cm" svg:height="0.845cm" svg:x="12.769cm" svg:y="9.715cm">
            <draw:image xlink:href="Pictures/10000201000000180000001814F7592D171D5357.png" xlink:type="simple" xlink:show="embed" xlink:actuate="onLoad">
              <text:p/>
            </draw:image>
          </draw:frame>
        </draw:g>
        <draw:g>
          <draw:frame draw:style-name="gr4" draw:text-style-name="P13" draw:layer="layout" svg:width="4.893cm" svg:height="1.199cm" svg:x="13.674cm" svg:y="10.727cm">
            <draw:text-box>
              <text:p text:style-name="P12"><text:span text:style-name="T6">Ремонт </text:span></text:p>
              <text:p text:style-name="P12"><text:span text:style-name="T7">(</text:span><text:span text:style-name="T8">Инженер по ремонту</text:span><text:span text:style-name="T7">)</text:span></text:p>
            </draw:text-box>
          </draw:frame>
          <draw:frame draw:style-name="gr9" draw:text-style-name="P1" draw:layer="layout" svg:width="0.845cm" svg:height="0.845cm" svg:x="12.769cm" svg:y="10.904cm">
            <draw:image xlink:href="Pictures/10000201000000180000001814F7592D171D5357.png" xlink:type="simple" xlink:show="embed" xlink:actuate="onLoad">
              <text:p/>
            </draw:image>
          </draw:frame>
        </draw:g>
        <draw:g>
          <draw:frame draw:style-name="gr9" draw:text-style-name="P1" draw:layer="layout" svg:width="0.845cm" svg:height="0.845cm" svg:x="12.769cm" svg:y="15.827cm">
            <draw:image xlink:href="Pictures/10000201000000180000001814F7592D171D5357.png" xlink:type="simple" xlink:show="embed" xlink:actuate="onLoad">
              <text:p/>
            </draw:image>
          </draw:frame>
          <draw:frame draw:style-name="gr4" draw:text-style-name="P11" draw:layer="layout" svg:width="2.335cm" svg:height="1.199cm" svg:x="13.551cm" svg:y="15.65cm">
            <draw:text-box>
              <text:p text:style-name="P10"><text:span text:style-name="T4">Поломка</text:span></text:p>
              <text:p text:style-name="P10"><text:span text:style-name="T5">(Юрист)</text:span></text:p>
            </draw:text-box>
          </draw:frame>
        </draw:g>
        <draw:line draw:style-name="gr7" draw:text-style-name="P3" draw:layer="layout" svg:x1="11.317cm" svg:y1="9.8cm" svg:x2="11.317cm" svg:y2="7.1cm">
          <text:p/>
        </draw:line>
        <draw:frame draw:style-name="gr4" draw:text-style-name="P9" draw:layer="layout" svg:width="4.765cm" svg:height="0.725cm" svg:x="8.935cm" svg:y="7.975cm">
          <draw:text-box>
            <text:p text:style-name="P8"><text:span text:style-name="T3">Инженер по ремонт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fo:language="en" fo:country="US" style:font-name-asian="OpenSymbol" style:font-family-asian="OpenSymbol, 'Arial Unicode MS'" style:font-charset-asian="x-symbol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Указатель" style:family="graphic">
      <style:paragraph-properties style:text-autospace="none"/>
      <style:text-properties style:font-name-asian="Arial1" style:font-family-asian="Arial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5:27:08.750000000</meta:creation-date>
    <dc:date>2016-04-11T18:07:56.714000000</dc:date>
    <meta:editing-duration>PT2H9M11S</meta:editing-duration>
    <meta:editing-cycles>4</meta:editing-cycles>
    <meta:generator>LibreOffice/5.0.4.2$Windows_X86_64 LibreOffice_project/2b9802c1994aa0b7dc6079e128979269cf95bc78</meta:generator>
    <meta:document-statistic meta:object-count="36"/>
  </office:meta>
</office:document-meta>
</file>